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milla Kulshrestha</meta:initial-creator>
    <dc:creator>Romilla Kulshrestha</dc:creator>
    <meta:creation-date>2023-03-30T10:02:00Z</meta:creation-date>
    <dc:date>2023-03-30T10:04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